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335in"/>
    </style:style>
    <style:style style:name="co2" style:family="table-column">
      <style:table-column-properties fo:break-before="auto" style:column-width="0.572in"/>
    </style:style>
    <style:style style:name="co3" style:family="table-column">
      <style:table-column-properties fo:break-before="auto" style:column-width="1.3102in"/>
    </style:style>
    <style:style style:name="co4" style:family="table-column">
      <style:table-column-properties fo:break-before="auto" style:column-width="1.6957in"/>
    </style:style>
    <style:style style:name="co5" style:family="table-column">
      <style:table-column-properties fo:break-before="auto" style:column-width="1.6189in"/>
    </style:style>
    <style:style style:name="co6" style:family="table-column">
      <style:table-column-properties fo:break-before="auto" style:column-width="1.4646in"/>
    </style:style>
    <style:style style:name="co7" style:family="table-column">
      <style:table-column-properties fo:break-before="auto" style:column-width="2.0591in"/>
    </style:style>
    <style:style style:name="co8" style:family="table-column">
      <style:table-column-properties fo:break-before="auto" style:column-width="2.3016in"/>
    </style:style>
    <style:style style:name="co9" style:family="table-column">
      <style:table-column-properties fo:break-before="auto" style:column-width="0.9252in"/>
    </style:style>
    <style:style style:name="co10" style:family="table-column">
      <style:table-column-properties fo:break-before="auto" style:column-width="1.002in"/>
    </style:style>
    <style:style style:name="co11" style:family="table-column">
      <style:table-column-properties fo:break-before="auto" style:column-width="2.4665in"/>
    </style:style>
    <style:style style:name="co12" style:family="table-column">
      <style:table-column-properties fo:break-before="auto" style:column-width="1.211in"/>
    </style:style>
    <style:style style:name="co13" style:family="table-column">
      <style:table-column-properties fo:break-before="auto" style:column-width="1.0791in"/>
    </style:style>
    <style:style style:name="co14" style:family="table-column">
      <style:table-column-properties fo:break-before="auto" style:column-width="2.852in"/>
    </style:style>
    <style:style style:name="co15" style:family="table-column">
      <style:table-column-properties fo:break-before="auto" style:column-width="1.2756in"/>
    </style:style>
    <style:style style:name="co16" style:family="table-column">
      <style:table-column-properties fo:break-before="auto" style:column-width="1.2445in"/>
    </style:style>
    <style:style style:name="co17" style:family="table-column">
      <style:table-column-properties fo:break-before="auto" style:column-width="0.5173in"/>
    </style:style>
    <style:style style:name="co18" style:family="table-column">
      <style:table-column-properties fo:break-before="auto" style:column-width="2.489in"/>
    </style:style>
    <style:style style:name="co19" style:family="table-column">
      <style:table-column-properties fo:break-before="auto" style:column-width="1.1783in"/>
    </style:style>
    <style:style style:name="co20" style:family="table-column">
      <style:table-column-properties fo:break-before="auto" style:column-width="1.0457in"/>
    </style:style>
    <style:style style:name="co21" style:family="table-column">
      <style:table-column-properties fo:break-before="auto" style:column-width="1.1339in"/>
    </style:style>
    <style:style style:name="co22" style:family="table-column">
      <style:table-column-properties fo:break-before="auto" style:column-width="0.6165in"/>
    </style:style>
    <style:style style:name="co23" style:family="table-column">
      <style:table-column-properties fo:break-before="auto" style:column-width="0.848in"/>
    </style:style>
    <style:style style:name="co24" style:family="table-column">
      <style:table-column-properties fo:break-before="auto" style:column-width="1.0134in"/>
    </style:style>
    <style:style style:name="co25" style:family="table-column">
      <style:table-column-properties fo:break-before="auto" style:column-width="0.6984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/>
    </style:style>
    <style:style style:name="ce7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8" style:family="table-cell" style:parent-style-name="Default" style:data-style-name="N512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</style:style>
    <style:style style:name="ce9" style:family="table-cell" style:parent-style-name="Default" style:data-style-name="N512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0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47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</style:style>
    <style:style style:name="ce12" style:family="table-cell" style:parent-style-name="Default" style:data-style-name="N147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3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4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</style:style>
    <style:style style:name="ce15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7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/>
    </style:style>
    <style:style style:name="ce1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</style:style>
    <style:style style:name="ce20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4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4" table:default-cell-style-name="ce4"/>
        <table:table-column table:style-name="co16" table:default-cell-style-name="ce4"/>
        <table:table-column table:style-name="co3" table:default-cell-style-name="ce4"/>
        <table:table-column table:style-name="co13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2" table:default-cell-style-name="ce4"/>
        <table:table-column table:style-name="co23" table:default-cell-style-name="ce4"/>
        <table:table-column table:style-name="co13" table:number-columns-repeated="2" table:default-cell-style-name="ce4"/>
        <table:table-column table:style-name="co25" table:number-columns-repeated="990" table:default-cell-style-name="Default"/>
        <table:table-row table:style-name="ro1">
          <table:table-cell table:style-name="ce1" office:value-type="string">
            <text:p>Bill DocNo</text:p>
          </table:table-cell>
          <table:table-cell table:style-name="ce1" office:value-type="string">
            <text:p>Item No</text:p>
          </table:table-cell>
          <table:table-cell table:style-name="ce1" office:value-type="string">
            <text:p>Bill Date</text:p>
          </table:table-cell>
          <table:table-cell table:style-name="ce1" office:value-type="string">
            <text:p>Billing Type</text:p>
          </table:table-cell>
          <table:table-cell table:style-name="ce1" office:value-type="string">
            <text:p>Dis.Channel</text:p>
          </table:table-cell>
          <table:table-cell table:style-name="ce1" office:value-type="string">
            <text:p>Destination Country</text:p>
          </table:table-cell>
          <table:table-cell table:style-name="ce1" office:value-type="string">
            <text:p>Sales Region</text:p>
          </table:table-cell>
          <table:table-cell table:style-name="ce1" office:value-type="string">
            <text:p>City Name</text:p>
          </table:table-cell>
          <table:table-cell table:style-name="ce1" office:value-type="string">
            <text:p>Purchase Order</text:p>
          </table:table-cell>
          <table:table-cell table:style-name="ce1" office:value-type="string">
            <text:p>Purchase Order Date</text:p>
          </table:table-cell>
          <table:table-cell table:style-name="ce1" office:value-type="string">
            <text:p>Sale Order</text:p>
          </table:table-cell>
          <table:table-cell table:style-name="ce1" office:value-type="string">
            <text:p>Delivery No</text:p>
          </table:table-cell>
          <table:table-cell table:style-name="ce1" office:value-type="string">
            <text:p>Material</text:p>
          </table:table-cell>
          <table:table-cell table:style-name="ce1" office:value-type="string">
            <text:p>Material Description</text:p>
          </table:table-cell>
          <table:table-cell table:style-name="ce10" office:value-type="string">
            <text:p>Application</text:p>
          </table:table-cell>
          <table:table-cell table:style-name="ce1" office:value-type="string">
            <text:p>Cust.No</text:p>
          </table:table-cell>
          <table:table-cell table:style-name="ce1" office:value-type="string">
            <text:p>Customer Name</text:p>
          </table:table-cell>
          <table:table-cell table:style-name="ce1" office:value-type="string">
            <text:p>Consig.No</text:p>
          </table:table-cell>
          <table:table-cell table:style-name="ce1" office:value-type="string">
            <text:p>Consignee Name</text:p>
          </table:table-cell>
          <table:table-cell table:style-name="ce1" office:value-type="string">
            <text:p>LR Number</text:p>
          </table:table-cell>
          <table:table-cell table:style-name="ce1" office:value-type="string">
            <text:p>Cus.Grp</text:p>
          </table:table-cell>
          <table:table-cell table:style-name="ce1" office:value-type="string">
            <text:p>Material Qty</text:p>
          </table:table-cell>
          <table:table-cell table:style-name="ce1" office:value-type="string">
            <text:p>UOM</text:p>
          </table:table-cell>
          <table:table-cell table:style-name="ce1" office:value-type="string">
            <text:p>Basic Price</text:p>
          </table:table-cell>
          <table:table-cell table:style-name="ce1" office:value-type="string">
            <text:p>Excise Duty</text:p>
          </table:table-cell>
          <table:table-cell table:style-name="ce1" office:value-type="string">
            <text:p>CST</text:p>
          </table:table-cell>
          <table:table-cell table:style-name="ce1" office:value-type="string">
            <text:p>VAT</text:p>
          </table:table-cell>
          <table:table-cell table:style-name="ce1" office:value-type="string">
            <text:p>TCS</text:p>
          </table:table-cell>
          <table:table-cell table:style-name="ce1" office:value-type="string">
            <text:p>Freight</text:p>
          </table:table-cell>
          <table:table-cell table:style-name="ce1" office:value-type="string">
            <text:p>Insurance</text:p>
          </table:table-cell>
          <table:table-cell table:style-name="ce1" office:value-type="string">
            <text:p>Others</text:p>
          </table:table-cell>
          <table:table-cell table:style-name="ce1" office:value-type="string">
            <text:p>Curr(DOC)</text:p>
          </table:table-cell>
          <table:table-cell table:style-name="ce1" office:value-type="string">
            <text:p>Value(INR)</text:p>
          </table:table-cell>
          <table:table-cell table:style-name="ce1" office:value-type="string">
            <text:p>Order Reason</text:p>
          </table:table-cell>
          <table:table-cell table:number-columns-repeated="990"/>
        </table:table-row>
        <table:table-row table:style-name="ro1">
          <table:table-cell table:style-name="ce2" office:value-type="string">
            <text:p>Invoice No</text:p>
          </table:table-cell>
          <table:table-cell table:style-name="ce7"/>
          <table:table-cell table:style-name="ce2" office:value-type="string">
            <text:p>Invoice Date</text:p>
          </table:table-cell>
          <table:table-cell table:style-name="ce2" office:value-type="string">
            <text:p>Order Type</text:p>
          </table:table-cell>
          <table:table-cell table:style-name="ce2" office:value-type="string">
            <text:p>Distribution Channel</text:p>
          </table:table-cell>
          <table:table-cell table:style-name="ce2" office:value-type="string">
            <text:p>Customer Countyr</text:p>
          </table:table-cell>
          <table:table-cell table:style-name="ce2" office:value-type="string">
            <text:p>Customer State</text:p>
          </table:table-cell>
          <table:table-cell table:style-name="ce2" office:value-type="string">
            <text:p>Customer City</text:p>
          </table:table-cell>
          <table:table-cell table:style-name="ce2" office:value-type="string">
            <text:p>Custmer PO Date Sales Order</text:p>
          </table:table-cell>
          <table:table-cell table:style-name="ce2" office:value-type="string">
            <text:p>Customer PO Date in Sales Order</text:p>
          </table:table-cell>
          <table:table-cell table:style-name="ce2" office:value-type="string">
            <text:p>SO No</text:p>
          </table:table-cell>
          <table:table-cell table:style-name="ce2" office:value-type="string">
            <text:p>DO No</text:p>
          </table:table-cell>
          <table:table-cell table:style-name="ce2" office:value-type="string">
            <text:p>Material code</text:p>
          </table:table-cell>
          <table:table-cell table:style-name="ce2" office:value-type="string">
            <text:p>Material Name</text:p>
          </table:table-cell>
          <table:table-cell table:style-name="ce2" office:value-type="string">
            <text:p>Application Name</text:p>
          </table:table-cell>
          <table:table-cell table:style-name="ce2" office:value-type="string">
            <text:p>Customer Code</text:p>
          </table:table-cell>
          <table:table-cell table:style-name="ce2" office:value-type="string">
            <text:p>Customer Name</text:p>
          </table:table-cell>
          <table:table-cell table:style-name="ce2" office:value-type="string">
            <text:p>Consignee Code</text:p>
          </table:table-cell>
          <table:table-cell table:style-name="ce2" office:value-type="string">
            <text:p>Consignee Name</text:p>
          </table:table-cell>
          <table:table-cell table:style-name="ce2" office:value-type="string">
            <text:p>Customer Number</text:p>
          </table:table-cell>
          <table:table-cell table:style-name="ce2" office:value-type="string">
            <text:p>Customer Group</text:p>
          </table:table-cell>
          <table:table-cell table:style-name="ce2" office:value-type="string">
            <text:p>Qty Invoiced</text:p>
          </table:table-cell>
          <table:table-cell table:style-name="ce2" office:value-type="string">
            <text:p>UOM</text:p>
          </table:table-cell>
          <table:table-cell table:style-name="ce2" office:value-type="string">
            <text:p>(Untaxed amount - Excise Duty Amt)</text:p>
          </table:table-cell>
          <table:table-cell table:style-name="ce2" office:value-type="string">
            <text:p>Excise Duty Amt</text:p>
          </table:table-cell>
          <table:table-cell table:style-name="ce2" office:value-type="string">
            <text:p>CST <text:s/>Tax</text:p>
          </table:table-cell>
          <table:table-cell table:style-name="ce2" office:value-type="string">
            <text:p>VAT Tax</text:p>
          </table:table-cell>
          <table:table-cell table:style-name="ce7"/>
          <table:table-cell table:style-name="ce2" office:value-type="string">
            <text:p>Freight Amt</text:p>
          </table:table-cell>
          <table:table-cell table:style-name="ce2" office:value-type="string">
            <text:p>Insurance Amt</text:p>
          </table:table-cell>
          <table:table-cell table:style-name="ce7"/>
          <table:table-cell table:style-name="ce2" office:value-type="string">
            <text:p>Currency</text:p>
          </table:table-cell>
          <table:table-cell table:style-name="ce2" office:value-type="string">
            <text:p>Currency value In INR</text:p>
          </table:table-cell>
          <table:table-cell table:style-name="ce7"/>
          <table:table-cell table:number-columns-repeated="990"/>
        </table:table-row>
        <table:table-row-group>
          <table:table-row-group>
            <table:table-row-group>
              <table:table-row table:style-name="ro1">
                <table:table-cell table:style-name="ce3" office:value-type="string" table:number-columns-spanned="1024" table:number-rows-spanned="1">
                  <text:p><text:a xlink:href="python://for%20each=%22seq,line%20in%20enumerate(get_invoice())%22" xlink:type="simple">for</text:a></text:p>
                </table:table-cell>
                <table:covered-table-cell/>
                <table:covered-table-cell table:style-name="ce8"/>
                <table:covered-table-cell table:number-columns-repeated="6"/>
                <table:covered-table-cell table:style-name="ce8"/>
                <table:covered-table-cell table:number-columns-repeated="11"/>
                <table:covered-table-cell table:style-name="ce11"/>
                <table:covered-table-cell/>
                <table:covered-table-cell table:number-columns-repeated="2" table:style-name="ce14"/>
                <table:covered-table-cell table:style-name="ce19"/>
                <table:covered-table-cell table:style-name="ce14"/>
                <table:covered-table-cell table:number-columns-repeated="4" table:style-name="ce19"/>
                <table:covered-table-cell/>
                <table:covered-table-cell table:style-name="ce14"/>
                <table:covered-table-cell table:number-columns-repeated="991"/>
              </table:table-row>
              <table:table-row table:style-name="ro1">
                <table:table-cell table:style-name="ce3" office:value-type="string" table:number-columns-spanned="1024" table:number-rows-spanned="1">
                  <text:p><text:a xlink:href="python://for%20each=%22order_line%20in%20(line.invoice_id.sale_id%20and%20line.invoice_id.sale_id.order_line%20or%20'')%22" xlink:type="simple">for sale line</text:a></text:p>
                </table:table-cell>
                <table:covered-table-cell/>
                <table:covered-table-cell table:style-name="ce8"/>
                <table:covered-table-cell table:number-columns-repeated="6"/>
                <table:covered-table-cell table:style-name="ce8"/>
                <table:covered-table-cell table:number-columns-repeated="11"/>
                <table:covered-table-cell table:style-name="ce11"/>
                <table:covered-table-cell/>
                <table:covered-table-cell table:number-columns-repeated="2" table:style-name="ce14"/>
                <table:covered-table-cell table:style-name="ce19"/>
                <table:covered-table-cell table:style-name="ce14"/>
                <table:covered-table-cell table:number-columns-repeated="4" table:style-name="ce19"/>
                <table:covered-table-cell/>
                <table:covered-table-cell table:style-name="ce14"/>
                <table:covered-table-cell table:number-columns-repeated="991"/>
              </table:table-row>
              <table:table-row table:style-name="ro1">
                <table:table-cell office:value-type="string">
                  <text:p><text:a xlink:href="python://line.invoice_id.vvt_number%20or%20''" xlink:type="simple">invoice no</text:a></text:p>
                </table:table-cell>
                <table:table-cell office:value-type="string">
                  <text:p><text:a xlink:href="python://seq+1" xlink:type="simple">seq</text:a></text:p>
                </table:table-cell>
                <table:table-cell office:value-type="string">
                  <text:p><text:a xlink:href="python://line.invoice_id.date_invoice%20or%20''" xlink:type="simple">invoice_date</text:a></text:p>
                </table:table-cell>
                <table:table-cell office:value-type="string">
                  <text:p><text:a xlink:href="python://get_invoice_type(line.invoice_id.invoice_type or '')" xlink:type="simple">invoice_type</text:a></text:p>
                </table:table-cell>
                <table:table-cell office:value-type="string">
                  <text:p><text:a xlink:href="python://line.invoice_id.sale_id%20and%20line.invoice_id.sale_id.distribution_channel.name%20or%20''" xlink:type="simple">distribution</text:a></text:p>
                </table:table-cell>
                <table:table-cell office:value-type="string">
                  <text:p><text:a xlink:href="python://line.invoice_id.partner_id%20and%20line.invoice_id.partner_id.country_id.name%20or%20''" xlink:type="simple">country_id</text:a></text:p>
                </table:table-cell>
                <table:table-cell office:value-type="string">
                  <text:p><text:a xlink:href="python://line.invoice_id.partner_id%20and%20line.invoice_id.partner_id.state_id.name%20or%20''" xlink:type="simple">state_id</text:a></text:p>
                </table:table-cell>
                <table:table-cell office:value-type="string">
                  <text:p><text:a xlink:href="python://line.invoice_id.partner_id%20and%20line.invoice_id.partner_id.city%20or%20''" xlink:type="simple">city</text:a></text:p>
                </table:table-cell>
                <table:table-cell office:value-type="string">
                  <text:p><text:a xlink:href="python://line.invoice_id.sale_id%20and%20line.invoice_id.sale_id.po_date%20or%20''" xlink:type="simple">po_date</text:a></text:p>
                </table:table-cell>
                <table:table-cell office:value-type="string">
                  <text:p><text:a xlink:href="python://line.invoice_id.sale_id%20and%20line.invoice_id.sale_id.po_date%20or%20''" xlink:type="simple">po_date</text:a></text:p>
                </table:table-cell>
                <table:table-cell office:value-type="string">
                  <text:p><text:a xlink:href="python://line.invoice_id.sale_id%20and%20line.invoice_id.sale_id.name%20or%20''" xlink:type="simple">sale</text:a></text:p>
                </table:table-cell>
                <table:table-cell office:value-type="string">
                  <text:p><text:a xlink:href="python://line.invoice_id.delivery_order_id%20and%20line.invoice_id.delivery_order_id.name%20or%20''" xlink:type="simple">DO</text:a></text:p>
                </table:table-cell>
                <table:table-cell office:value-type="string">
                  <text:p><text:a xlink:href="python://line.product_id%20and%20line.product_id.default_code%20or%20''" xlink:type="simple">product code</text:a></text:p>
                </table:table-cell>
                <table:table-cell office:value-type="string">
                  <text:p><text:a xlink:href="python://line.product_id%20and%20line.product_id.name%20or%20''" xlink:type="simple">product name</text:a></text:p>
                </table:table-cell>
                <table:table-cell office:value-type="string">
                  <text:p><text:a xlink:href="python://line.application_id%20and%20line.application_id.name%20or%20''" xlink:type="simple">application</text:a></text:p>
                </table:table-cell>
                <table:table-cell office:value-type="string">
                  <text:p><text:a xlink:href="python://line.invoice_id.partner_id%20and%20line.invoice_id.partner_id.customer_code%20or%20''" xlink:type="simple">cus code</text:a></text:p>
                </table:table-cell>
                <table:table-cell office:value-type="string">
                  <text:p><text:a xlink:href="python://line.invoice_id.partner_id%20and%20line.invoice_id.partner_id.name%20or%20''" xlink:type="simple">cus name</text:a></text:p>
                </table:table-cell>
                <table:table-cell office:value-type="string">
                  <text:p><text:a xlink:href="python://order_line.name_consignee_id%20and%20order_line.name_consignee_id.customer_code%20or%20''" xlink:type="simple">consignee code</text:a></text:p>
                </table:table-cell>
                <table:table-cell office:value-type="string">
                  <text:p><text:a xlink:href="python://order_line.name_consignee_id%20and%20order_line.name_consignee_id.name%20or%20''" xlink:type="simple">consignee name</text:a></text:p>
                </table:table-cell>
                <table:table-cell office:value-type="string">
                  <text:p><text:a xlink:href="python://line.invoice_id%20and%20line.invoice_id.lr_no%20or%20''" xlink:type="simple">lr no</text:a></text:p>
                </table:table-cell>
                <table:table-cell office:value-type="string">
                  <text:p><text:a xlink:href="python://get_customer_group(line.invoice_id.partner_id and line.invoice_id.partner_id.arulmani_type or '')" xlink:type="simple">group</text:a></text:p>
                </table:table-cell>
                <table:table-cell office:value-type="string">
                  <text:p><text:a xlink:href="python://line.quantity%20or%20''" xlink:type="simple">quantity</text:a></text:p>
                </table:table-cell>
                <table:table-cell office:value-type="string">
                  <text:p><text:a xlink:href="python://line.uos_id%20and%20line.uos_id.name%20or%20''" xlink:type="simple">uom</text:a></text:p>
                </table:table-cell>
                <table:table-cell office:value-type="string">
                  <text:p><text:a xlink:href="python://line.quantity*line.price_unit%20or%200.0" xlink:type="simple">basic</text:a></text:p>
                </table:table-cell>
                <table:table-cell office:value-type="string">
                  <text:p><text:a xlink:href="python://line.quantity*line.price_unit*(line.invoice_id.excise_duty_id%20and%20line.invoice_id.excise_duty_id.amount%20or%200.0)/100" xlink:type="simple">ed amount</text:a></text:p>
                </table:table-cell>
                <table:table-cell office:value-type="string">
                  <text:p><text:a xlink:href="python://line.invoice_id.partner_id and line.invoice_id.partner_id.tax_category_id and line.invoice_id.partner_id.tax_category_id.name or ''" xlink:type="simple">CST</text:a></text:p>
                </table:table-cell>
                <table:table-cell office:value-type="string">
                  <text:p><text:a xlink:href="python://line.invoice_id.partner_id and line.invoice_id.partner_id.tax_category_id and line.invoice_id.partner_id.tax_category_id.name or ''" xlink:type="simple">VAT</text:a></text:p>
                </table:table-cell>
                <table:table-cell office:value-type="string">
                  <text:p><text:a xlink:href="python://line.invoice_id.partner_id and line.invoice_id.partner_id.tcs and line.invoice_id.partner_id.tcs.name or ''" xlink:type="simple">TCS</text:a></text:p>
                </table:table-cell>
                <table:table-cell office:value-type="string">
                  <text:p><text:a xlink:href="python://line.freight%20or%200.0" xlink:type="simple">freight</text:a></text:p>
                </table:table-cell>
                <table:table-cell office:value-type="string">
                  <text:p><text:a xlink:href="python://line.invoice_id.insurance%20or%200.0" xlink:type="simple">freight</text:a></text:p>
                </table:table-cell>
                <table:table-cell office:value-type="string">
                  <text:p><text:a xlink:href="python://line.invoice_id.other_charges%20or%200.0" xlink:type="simple">other</text:a></text:p>
                </table:table-cell>
                <table:table-cell office:value-type="string">
                  <text:p><text:a xlink:href="python://line.invoice_id.currency_id%20and%20line.invoice_id.currency_id.name%20or%20''" xlink:type="simple">currency</text:a></text:p>
                </table:table-cell>
                <table:table-cell office:value-type="string">
                  <text:p><text:a xlink:href="python://line.invoice_id.amount_total_inr%20or%200.0" xlink:type="simple">total_inr</text:a></text:p>
                </table:table-cell>
                <table:table-cell office:value-type="string">
                  <text:p><text:a xlink:href="python://line.invoice_id.other_info%20or%20''" xlink:type="simple">other rs</text:a></text:p>
                </table:table-cell>
                <table:table-cell table:number-columns-repeated="990"/>
              </table:table-row>
              <table:table-row table:style-name="ro1">
                <table:table-cell table:style-name="ce3" office:value-type="string" table:number-columns-spanned="1024" table:number-rows-spanned="1">
                  <text:p><text:a xlink:href="python:///for" xlink:type="simple">end for</text:a></text:p>
                </table:table-cell>
                <table:covered-table-cell table:number-columns-repeated="24"/>
                <table:covered-table-cell table:style-name="ce19"/>
                <table:covered-table-cell table:style-name="ce14"/>
                <table:covered-table-cell table:style-name="ce19"/>
                <table:covered-table-cell table:number-columns-repeated="996"/>
              </table:table-row>
              <table:table-row table:style-name="ro1">
                <table:table-cell table:style-name="ce3" office:value-type="string" table:number-columns-spanned="1024" table:number-rows-spanned="1">
                  <text:p><text:a xlink:href="python:///for" xlink:type="simple">end for</text:a></text:p>
                </table:table-cell>
                <table:covered-table-cell/>
                <table:covered-table-cell table:style-name="ce8"/>
                <table:covered-table-cell table:number-columns-repeated="6"/>
                <table:covered-table-cell table:style-name="ce8"/>
                <table:covered-table-cell table:number-columns-repeated="11"/>
                <table:covered-table-cell table:style-name="ce11"/>
                <table:covered-table-cell/>
                <table:covered-table-cell table:number-columns-repeated="2" table:style-name="ce14"/>
                <table:covered-table-cell table:style-name="ce19"/>
                <table:covered-table-cell table:style-name="ce14"/>
                <table:covered-table-cell table:number-columns-repeated="4" table:style-name="ce19"/>
                <table:covered-table-cell/>
                <table:covered-table-cell table:style-name="ce14"/>
                <table:covered-table-cell table:number-columns-repeated="991"/>
              </table:table-row>
              <table:table-row table:style-name="ro2">
                <table:table-cell table:style-name="Default"/>
                <table:table-cell/>
                <table:table-cell table:style-name="ce8"/>
                <table:table-cell table:number-columns-repeated="6"/>
                <table:table-cell table:style-name="ce8"/>
                <table:table-cell table:number-columns-repeated="11"/>
                <table:table-cell table:style-name="ce11"/>
                <table:table-cell/>
                <table:table-cell table:style-name="ce14" table:number-columns-repeated="2"/>
                <table:table-cell table:style-name="ce19" table:number-columns-repeated="6"/>
                <table:table-cell/>
                <table:table-cell table:style-name="ce14"/>
                <table:table-cell table:number-columns-repeated="991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1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2"/>
                <table:table-cell table:style-name="ce15"/>
                <table:table-cell table:style-name="ce17" table:number-columns-repeated="2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2"/>
                <table:table-cell table:style-name="ce15"/>
                <table:table-cell table:style-name="ce17" table:number-columns-repeated="2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4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/>
                <table:table-cell table:style-name="ce17" table:number-columns-repeated="4"/>
                <table:table-cell table:style-name="ce15" table:number-columns-repeated="2"/>
                <table:table-cell table:style-name="ce17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/>
                <table:table-cell table:style-name="ce17" table:number-columns-repeated="7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6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2"/>
                <table:table-cell table:style-name="ce15"/>
                <table:table-cell table:style-name="ce17" table:number-columns-repeated="2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4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9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5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/>
                <table:table-cell table:style-name="ce17" table:number-columns-repeated="7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2"/>
                <table:table-cell table:style-name="ce15"/>
                <table:table-cell table:style-name="ce17" table:number-columns-repeated="2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2"/>
                <table:table-cell table:style-name="ce15"/>
                <table:table-cell table:style-name="ce17" table:number-columns-repeated="2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7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7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2"/>
                <table:table-cell table:style-name="ce15"/>
                <table:table-cell table:style-name="ce17" table:number-columns-repeated="2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6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/>
                <table:table-cell table:style-name="ce17" table:number-columns-repeated="7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2"/>
                <table:table-cell table:style-name="ce15"/>
                <table:table-cell table:style-name="ce17" table:number-columns-repeated="2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2"/>
                <table:table-cell table:style-name="ce15"/>
                <table:table-cell table:style-name="ce17" table:number-columns-repeated="2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8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5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6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/>
                <table:table-cell table:style-name="ce17" table:number-columns-repeated="7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4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7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8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/>
                <table:table-cell table:style-name="ce15"/>
                <table:table-cell table:style-name="ce17" table:number-columns-repeated="4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/>
                <table:table-cell table:style-name="ce17" table:number-columns-repeated="7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5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2"/>
                <table:table-cell table:style-name="ce17" table:number-columns-repeated="6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 table:number-columns-repeated="3"/>
                <table:table-cell table:style-name="ce17" table:number-columns-repeated="5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</table:table-row-group>
            <table:table-row table:style-name="ro2">
              <table:table-cell table:style-name="ce6" table:number-columns-repeated="21"/>
              <table:table-cell table:style-name="ce13"/>
              <table:table-cell table:style-name="ce6"/>
              <table:table-cell table:style-name="ce16" table:number-columns-repeated="4"/>
              <table:table-cell table:style-name="ce18"/>
              <table:table-cell table:style-name="ce16" table:number-columns-repeated="2"/>
              <table:table-cell table:style-name="ce18"/>
              <table:table-cell table:style-name="ce6"/>
              <table:table-cell table:style-name="ce16"/>
              <table:table-cell table:style-name="ce6"/>
              <table:table-cell table:style-name="ce20" table:number-columns-repeated="990"/>
            </table:table-row>
          </table:table-row-group>
          <table:table-row table:style-name="ro2">
            <table:table-cell table:style-name="ce6" table:number-columns-repeated="21"/>
            <table:table-cell table:style-name="ce13"/>
            <table:table-cell table:style-name="ce6"/>
            <table:table-cell table:style-name="ce16" table:number-columns-repeated="4"/>
            <table:table-cell table:style-name="ce18"/>
            <table:table-cell table:style-name="ce16" table:number-columns-repeated="2"/>
            <table:table-cell table:style-name="ce18"/>
            <table:table-cell table:style-name="ce6"/>
            <table:table-cell table:style-name="ce16"/>
            <table:table-cell table:style-name="ce6"/>
            <table:table-cell table:style-name="ce20" table:number-columns-repeated="990"/>
          </table:table-row>
          <table:table-row-group>
            <table:table-row-group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/>
                <table:table-cell table:style-name="ce17" table:number-columns-repeated="4"/>
                <table:table-cell table:style-name="ce15" table:number-columns-repeated="2"/>
                <table:table-cell table:style-name="ce17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/>
                <table:table-cell table:style-name="ce17" table:number-columns-repeated="7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/>
                <table:table-cell table:style-name="ce17" table:number-columns-repeated="4"/>
                <table:table-cell table:style-name="ce15" table:number-columns-repeated="2"/>
                <table:table-cell table:style-name="ce17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 table:number-rows-repeated="3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/>
                <table:table-cell table:style-name="ce17" table:number-columns-repeated="7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  <table:table-row table:style-name="ro2">
                <table:table-cell table:style-name="ce5" table:number-columns-repeated="2"/>
                <table:table-cell table:style-name="ce9"/>
                <table:table-cell table:style-name="ce5" table:number-columns-repeated="6"/>
                <table:table-cell table:style-name="ce9"/>
                <table:table-cell table:style-name="ce5" table:number-columns-repeated="11"/>
                <table:table-cell table:style-name="ce12"/>
                <table:table-cell table:style-name="ce5"/>
                <table:table-cell table:style-name="ce15"/>
                <table:table-cell table:style-name="ce17" table:number-columns-repeated="4"/>
                <table:table-cell table:style-name="ce15" table:number-columns-repeated="2"/>
                <table:table-cell table:style-name="ce17"/>
                <table:table-cell table:style-name="ce5"/>
                <table:table-cell table:style-name="ce15"/>
                <table:table-cell table:style-name="ce5"/>
                <table:table-cell table:style-name="ce20" table:number-columns-repeated="990"/>
              </table:table-row>
            </table:table-row-group>
            <table:table-row table:style-name="ro2">
              <table:table-cell table:style-name="ce6" table:number-columns-repeated="21"/>
              <table:table-cell table:style-name="ce13"/>
              <table:table-cell table:style-name="ce6"/>
              <table:table-cell table:style-name="ce16"/>
              <table:table-cell table:style-name="ce18" table:number-columns-repeated="4"/>
              <table:table-cell table:style-name="ce16" table:number-columns-repeated="2"/>
              <table:table-cell table:style-name="ce18"/>
              <table:table-cell table:style-name="ce6"/>
              <table:table-cell table:style-name="ce16"/>
              <table:table-cell table:style-name="ce6"/>
              <table:table-cell table:style-name="ce20" table:number-columns-repeated="990"/>
            </table:table-row>
          </table:table-row-group>
          <table:table-row table:style-name="ro2">
            <table:table-cell table:style-name="ce6" table:number-columns-repeated="21"/>
            <table:table-cell table:style-name="ce13"/>
            <table:table-cell table:style-name="ce6"/>
            <table:table-cell table:style-name="ce16"/>
            <table:table-cell table:style-name="ce18" table:number-columns-repeated="4"/>
            <table:table-cell table:style-name="ce16" table:number-columns-repeated="2"/>
            <table:table-cell table:style-name="ce18"/>
            <table:table-cell table:style-name="ce6"/>
            <table:table-cell table:style-name="ce16"/>
            <table:table-cell table:style-name="ce6"/>
            <table:table-cell table:style-name="ce20" table:number-columns-repeated="990"/>
          </table:table-row>
        </table:table-row-group>
        <table:table-row table:style-name="ro2">
          <table:table-cell table:style-name="ce6" table:number-columns-repeated="21"/>
          <table:table-cell table:style-name="ce13"/>
          <table:table-cell table:style-name="ce6"/>
          <table:table-cell table:style-name="ce16" table:number-columns-repeated="4"/>
          <table:table-cell table:style-name="ce18"/>
          <table:table-cell table:style-name="ce16" table:number-columns-repeated="2"/>
          <table:table-cell table:style-name="ce18"/>
          <table:table-cell table:style-name="ce6"/>
          <table:table-cell table:style-name="ce16"/>
          <table:table-cell table:style-name="ce6"/>
          <table:table-cell table:style-name="ce20" table:number-columns-repeated="990"/>
        </table:table-row>
        <table:table-row table:style-name="ro3" table:number-rows-repeated="10482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3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1in" fo:margin-bottom="1in" fo:margin-left="0.75in" fo:margin-right="0.75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WebAS</meta:initial-creator>
    <meta:creation-date>2015-04-07T15:09:59</meta:creation-date>
    <dc:creator>phuoc </dc:creator>
    <dc:date>2015-04-09T12:06:41</dc:date>
    <meta:editing-cycles>77</meta:editing-cycles>
    <meta:generator>LibreOffice/3.5$Linux_x86 LibreOffice_project/350m1$Build-2</meta:generator>
    <meta:editing-duration>PT4H16M42S</meta:editing-duration>
    <meta:document-statistic meta:table-count="1" meta:cell-count="102" meta:object-count="0"/>
    <meta:template xlink:type="simple" xlink:actuate="onRequest" xlink:title="Normal.dotm" xlink:href=""/>
  </office:meta>
</office:document-meta>
</file>